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625cm" fo:margin-left="8.98cm" table:align="left"/>
    </style:style>
    <style:style style:name="Таблица1.A" style:family="table-column">
      <style:table-column-properties style:column-width="8.625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a576" officeooo:paragraph-rsid="0000a57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0bf727"/>
    </style:style>
    <style:style style:name="P3" style:family="paragraph" style:parent-style-name="Standard">
      <style:paragraph-properties fo:text-align="justify" style:justify-single-word="false"/>
      <style:text-properties officeooo:paragraph-rsid="0006189a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0a57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027aa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07682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044f1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6189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091b4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0b7de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027aab" officeooo:paragraph-rsid="00027aa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b7dee" officeooo:paragraph-rsid="000b7d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bf727" officeooo:paragraph-rsid="000bf72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ru" fo:country="RU" fo:font-weight="normal" officeooo:rsid="00044f12" officeooo:paragraph-rsid="00027aa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0bf727" officeooo:paragraph-rsid="000bf727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6763c" officeooo:paragraph-rsid="0006763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6763c" officeooo:paragraph-rsid="000b7de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b7dee" officeooo:paragraph-rsid="000b7d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bf727" officeooo:paragraph-rsid="000bf7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0b7dee" officeooo:paragraph-rsid="000b7dee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language="ru" fo:country="RU" officeooo:rsid="000bf727" officeooo:paragraph-rsid="000bf727"/>
    </style:style>
    <style:style style:name="P22" style:family="paragraph" style:parent-style-name="Table_20_Contents">
      <style:text-properties fo:language="ru" fo:country="RU" officeooo:rsid="000bf727" officeooo:paragraph-rsid="000d88f6"/>
    </style:style>
    <style:style style:name="P23" style:family="paragraph" style:parent-style-name="Table_20_Contents">
      <style:text-properties fo:language="ru" fo:country="RU" officeooo:rsid="000c71a5" officeooo:paragraph-rsid="000c71a5"/>
    </style:style>
    <style:style style:name="P24" style:family="paragraph" style:parent-style-name="Table_20_Contents">
      <style:text-properties fo:language="ru" fo:country="RU" officeooo:rsid="000e7008" officeooo:paragraph-rsid="000e7008"/>
    </style:style>
    <style:style style:name="P25" style:family="paragraph" style:parent-style-name="Table_20_Contents">
      <style:text-properties fo:language="ru" fo:country="RU" fo:font-weight="bold" officeooo:rsid="000bf727" officeooo:paragraph-rsid="000d88f6" style:font-weight-asian="bold" style:font-weight-complex="bold"/>
    </style:style>
    <style:style style:name="P26" style:family="paragraph" style:parent-style-name="Table_20_Contents">
      <style:text-properties fo:language="ru" fo:country="RU" fo:font-weight="bold" officeooo:rsid="000bf727" officeooo:paragraph-rsid="000bf727" style:font-weight-asian="bold" style:font-weight-complex="bold"/>
    </style:style>
    <style:style style:name="T1" style:family="text">
      <style:text-properties fo:language="en" fo:country="US" fo:font-weight="normal" officeooo:rsid="0000a576" style:font-weight-asian="normal" style:font-weight-complex="normal"/>
    </style:style>
    <style:style style:name="T2" style:family="text">
      <style:text-properties fo:language="en" fo:country="US" fo:font-weight="normal" officeooo:rsid="00027aab" style:font-weight-asian="normal" style:font-weight-complex="normal"/>
    </style:style>
    <style:style style:name="T3" style:family="text">
      <style:text-properties fo:language="en" fo:country="US" fo:font-weight="normal" officeooo:rsid="00044f12" style:font-weight-asian="normal" style:font-weight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00a576" style:font-weight-asian="normal" style:font-weight-complex="normal"/>
    </style:style>
    <style:style style:name="T6" style:family="text">
      <style:text-properties fo:language="ru" fo:country="RU" fo:font-weight="normal" officeooo:rsid="00027aab" style:font-weight-asian="normal" style:font-weight-complex="normal"/>
    </style:style>
    <style:style style:name="T7" style:family="text">
      <style:text-properties fo:language="ru" fo:country="RU" fo:font-weight="normal" officeooo:rsid="00044f12" style:font-weight-asian="normal" style:font-weight-complex="normal"/>
    </style:style>
    <style:style style:name="T8" style:family="text">
      <style:text-properties fo:language="ru" fo:country="RU" fo:font-weight="normal" officeooo:rsid="0006189a" style:font-weight-asian="normal" style:font-weight-complex="normal"/>
    </style:style>
    <style:style style:name="T9" style:family="text">
      <style:text-properties fo:language="ru" fo:country="RU" fo:font-weight="normal" officeooo:rsid="000a22f5" style:font-weight-asian="normal" style:font-weight-complex="normal"/>
    </style:style>
    <style:style style:name="T10" style:family="text">
      <style:text-properties fo:language="ru" fo:country="RU" fo:font-weight="bold" officeooo:rsid="0006189a" style:font-weight-asian="bold" style:font-weight-complex="bold"/>
    </style:style>
    <style:style style:name="T11" style:family="text">
      <style:text-properties fo:font-variant="normal" fo:text-transform="none" fo:color="#000000" fo:letter-spacing="normal" fo:language="ru" fo:country="RU" fo:font-style="normal"/>
    </style:style>
    <style:style style:name="T12" style:family="text">
      <style:text-properties fo:font-variant="normal" fo:text-transform="none" fo:color="#000000" fo:letter-spacing="normal" fo:language="ru" fo:country="RU" fo:font-style="normal" fo:font-weight="normal" officeooo:rsid="0006763c" style:font-weight-asian="normal" style:font-weight-complex="normal"/>
    </style:style>
    <style:style style:name="T13" style:family="text">
      <style:text-properties fo:font-variant="normal" fo:text-transform="none" fo:color="#000000" fo:letter-spacing="normal" fo:language="ru" fo:country="RU" fo:font-style="normal" fo:font-weight="normal" officeooo:rsid="0006189a" style:font-weight-asian="normal" style:font-weight-complex="normal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 officeooo:rsid="00091b44" style:font-weight-asian="normal" style:font-weight-complex="normal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officeooo:rsid="000b7dee" style:font-weight-asian="normal" style:font-weight-complex="normal"/>
    </style:style>
    <style:style style:name="T16" style:family="text">
      <style:text-properties fo:font-variant="normal" fo:text-transform="none" fo:color="#000000" fo:letter-spacing="normal" fo:language="ru" fo:country="RU" fo:font-style="normal" fo:font-weight="normal" officeooo:rsid="0000a576" style:font-weight-asian="normal" style:font-weight-complex="normal"/>
    </style:style>
    <style:style style:name="T17" style:family="text">
      <style:text-properties fo:font-variant="normal" fo:text-transform="none" fo:color="#000000" fo:letter-spacing="normal" fo:language="ru" fo:country="RU" fo:font-style="normal" fo:font-weight="normal" officeooo:rsid="000d88f6" style:font-weight-asian="normal" style:font-weight-complex="normal"/>
    </style:style>
    <style:style style:name="T18" style:family="text">
      <style:text-properties fo:font-variant="normal" fo:text-transform="none" fo:color="#000000" fo:letter-spacing="normal" fo:language="ru" fo:country="RU" fo:font-style="normal" fo:font-weight="bold" officeooo:rsid="0006763c" style:font-weight-asian="bold" style:font-weight-complex="bold"/>
    </style:style>
    <style:style style:name="T19" style:family="text">
      <style:text-properties fo:font-variant="normal" fo:text-transform="none" fo:color="#000000" fo:letter-spacing="normal" fo:language="ru" fo:country="RU" fo:font-style="normal" fo:font-weight="bold" officeooo:rsid="0006189a" style:font-weight-asian="bold" style:font-weight-complex="bold"/>
    </style:style>
    <style:style style:name="T20" style:family="text">
      <style:text-properties fo:font-variant="normal" fo:text-transform="none" fo:color="#000000" fo:letter-spacing="normal" fo:language="ru" fo:country="RU" fo:font-style="normal" officeooo:rsid="0006763c"/>
    </style:style>
    <style:style style:name="T21" style:family="text">
      <style:text-properties fo:font-variant="normal" fo:text-transform="none" fo:color="#000000" fo:letter-spacing="normal" fo:language="ru" fo:country="RU" fo:font-style="normal" officeooo:rsid="0000a576"/>
    </style:style>
    <style:style style:name="T22" style:family="text">
      <style:text-properties fo:font-variant="normal" fo:text-transform="none" fo:color="#000000" fo:letter-spacing="normal" fo:language="en" fo:country="US" fo:font-style="normal" officeooo:rsid="0000a576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 officeooo:rsid="0000a576" style:font-weight-asian="normal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0b7dee" style:font-weight-asian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027aab" style:font-weight-asian="normal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0044f12" style:font-weight-asian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06189a" style:font-weight-asian="normal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44f12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bf727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0a576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76821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06189a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076821" style:font-size-asian="12pt" style:font-weight-asian="bold" style:font-size-complex="12pt" style:font-weight-complex="bold"/>
    </style:style>
    <style:style style:name="T36" style:family="text">
      <style:text-properties officeooo:rsid="000d88f6"/>
    </style:style>
    <style:style style:name="T3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Мировому судье судебного участка № 130 <text:span text:style-name="T36">в</text:span> г. Шарыпово, </text:p>
            <text:p text:style-name="P22"><text:span text:style-name="T36">662311, г. Шарыпово, </text:span>мкр. Пионерный, 13/14</text:p>
            <text:p text:style-name="P21"/>
            <text:p text:style-name="P21"><text:span text:style-name="T37">Истец</text:span>: Баженова Татьяна Васильевна</text:p>
            <text:p text:style-name="P21">адрес: г. Шарыпово, 2 мкр, д. 17, кв. 44</text:p>
            <text:p text:style-name="P21">89535902008</text:p>
            <text:p text:style-name="P21"/>
            <text:p text:style-name="P21"><text:span text:style-name="T37">Ответчик</text:span>: ООО «Регион 24»</text:p>
            <text:p text:style-name="P24">ОГРН 1172468073645 ИНН 2466187809 КПП 246601001</text:p>
            <text:p text:style-name="P21">660020, Россия, г. Красноярск, ул. Качинская, д.20, помещение 3-304</text:p>
            <text:p text:style-name="P23"><text:span text:style-name="T37">Адрес для получения почты: </text:span>634009, г. Томск ул. Большая подгорная 40</text:p>
            <text:p text:style-name="P21"/>
            <text:p text:style-name="P26">Представитель Ответчика:</text:p>
            <text:p text:style-name="P21">Виталий Сергеевич Гусев</text:p>
            <text:p text:style-name="P21">+7 913 874 64 19</text:p>
            <text:p text:style-name="P21"/>
          </table:table-cell>
        </table:table-row>
      </table:table>
      <text:p text:style-name="P1"/>
      <text:p text:style-name="P1">Отзыв (возражение) на исковое заявление</text:p>
      <text:p text:style-name="P4"><text:span text:style-name="T5"><text:tab/>19.05.2020 года, Истцом, Баженовой Татьяной Васильевной был куплен товар</text:span><text:span text:style-name="T1"> C</text:span><text:span text:style-name="T5">март часы</text:span><text:span text:style-name="T1"> <text:s/>ELARI Imei: 354305093862568 </text:span><text:span text:style-name="T5">(Далее - «Товар») у продавца в лице ООО «Регион 24» (Далее - «Ответчик») за сумму в 2 490 рублей.</text:span></text:p>
      <text:p text:style-name="P5"><text:span text:style-name="T5"><text:tab/></text:span><text:span text:style-name="T6">20</text:span><text:span text:style-name="T5">.</text:span><text:span text:style-name="T6">05</text:span><text:span text:style-name="T5">.2020 года </text:span><text:span text:style-name="T6">Истец обратился к Ответчику с претензией </text:span><text:span text:style-name="T5">в которой указал на неисправность </text:span><text:span text:style-name="T6">Товара</text:span><text:span text:style-name="T5">, и потребовал вернуть уплаченные за товар денежные средства. Неисправность со слов клиента </text:span><text:span text:style-name="T6">указана как «Не видит сим карту». </text:span></text:p>
      <text:p text:style-name="P6"><text:span text:style-name="T6"><text:tab/></text:span><text:span text:style-name="T12">В соответствии с п. 5 статьи 18 </text:span><text:span text:style-name="T13">Закона РФ от 07.02.1992 № 2300-1 (ред. от 24.04.2020) «О защите прав потребителей», </text:span><text:span text:style-name="T12">продавец (изготовитель), уполномоченная организация или уполномоченный индивидуальный предприниматель, импортер обязаны принять товар ненадлежащего качества у потребителя </text:span><text:span text:style-name="T18">и в случае необходимости провести проверку качества товара</text:span><text:span text:style-name="T12">. Потребитель вправе участвовать в проверке качества товара.</text:span></text:p>
      <text:p text:style-name="P5"><text:span text:style-name="T6"><text:tab/>Товар, приобретенный Истцом был принят и отправлен на проведение проверки качества в авторизованный сервисный центр «</text:span><text:span text:style-name="T2">SMS</text:span><text:span text:style-name="T5">»</text:span><text:span text:style-name="T6"> (Далее - «Сервисный центр»)</text:span><text:span text:style-name="T5">. </text:span></text:p>
      <text:p text:style-name="P11"><text:span text:style-name="T5"><text:tab/></text:span><text:span text:style-name="T4">В результате проведенной диагностики, аппарат был признан исправным и соответствующим заявленным техническим характеристикам. Данный факт отражен в акте выполненных работ </text:span><text:span text:style-name="T7">№ 085164 сервисного центра от 01.06.2020 г. </text:span></text:p>
      <text:p text:style-name="P14"><text:tab/>В связи с тем, что дефект в Товаре обнаружен не был, товар был возвращен Истцу (подтверждается актом приема от 20.05.2020 г. с отметкой о выдаче Товара, приложенным к данному заявлению). </text:p>
      <text:p text:style-name="P7"><text:span text:style-name="T5"><text:tab/>13.06.2020 года, на двадцать пятый день после совершения покупки Товара, Истец </text:span><text:span text:style-name="T7">снова</text:span><text:span text:style-name="T5"> обратился к Ответчику с претензией, в которой указал на неисправность </text:span><text:span text:style-name="T6">Товара</text:span><text:span text:style-name="T5">, и потребовал вернуть уплаченные за товар денежные средства. Неисправность со слов клиента </text:span><text:span text:style-name="T6">указана как «</text:span><text:span text:style-name="T7">пишет — вставьте </text:span><text:span text:style-name="T3">sim-</text:span><text:span text:style-name="T7">карту</text:span><text:span text:style-name="T6">». </text:span></text:p>
      <text:p text:style-name="P4"><text:span text:style-name="T5"><text:tab/></text:span><text:span text:style-name="T7">Истец снова принял товар и отправил в Сервисный центр для проведения проверки качества товара. </text:span></text:p>
      <text:p text:style-name="P8"><text:span text:style-name="T7"><text:tab/></text:span><text:span text:style-name="T6">В результате проведенной диагностики, аппарат </text:span><text:span text:style-name="T8">вновь </text:span><text:span text:style-name="T6">был признан исправным и соответствующим заявленным техническим характеристикам, </text:span><text:span text:style-name="T9">то есть, дефект не был обнаружен </text:span><text:soft-page-break/><text:span text:style-name="T9">Сервисным центром</text:span><text:span text:style-name="T6">. Данный факт отражен в акте выполненных работ </text:span><text:span text:style-name="T7">№ </text:span><text:span text:style-name="T8">085678</text:span><text:span text:style-name="T7"> сервисного центра от </text:span><text:span text:style-name="T8">06</text:span><text:span text:style-name="T7">.</text:span><text:span text:style-name="T8">07</text:span><text:span text:style-name="T7">.2020 г. </text:span></text:p>
      <text:p text:style-name="P8"><text:span text:style-name="T7"><text:tab/>В связи с тем, что дефект в Товаре обнаружен не был, товар был возвращен Истцу </text:span><text:span text:style-name="T8">с ответом на претензию, отправленным на почтовый адрес Истца, а в дальнейшем, товар был выдан Истцу</text:span><text:span text:style-name="T7"> (подтверждается актом приема от 20.05.2020 г. с отметкой о выдаче Товара, приложенным к данному заявлению). </text:span></text:p>
      <text:p text:style-name="P8"><text:span text:style-name="T7"><text:tab/></text:span><text:span text:style-name="T8">В соответствии со статьей 18 Закона РФ от 07.02.1992 № 2300-1 (ред. от 24.04.2020) «О защите прав потребителей», потребитель </text:span><text:span text:style-name="T10">в случае обнаружения в товаре недостатков</text:span><text:span text:style-name="T8">, если они не были оговорены продавцом, по своему выбору вправе: отказаться от исполнения договора купли-продажи и потребовать возврата уплаченной за товар суммы. По требованию продавца и за его счет потребитель должен возвратить товар с недостатками.</text:span></text:p>
      <text:p text:style-name="P8"><text:span text:style-name="T8"><text:tab/>В отношении технически сложного товара потребитель в случае обнаружения в нем недостатков вправе отказаться от исполнения договора купли-продажи и потребовать возврата уплаченной за такой товар суммы либо предъявить требование о его замене на товар этой же марки (модели, артикула) или на такой же товар другой марки (модели, артикула) с соответствующим перерасчетом покупной цены в течение пятнадцати дней со дня передачи потребителю такого товара. По истечении этого срока указанные требования подлежат удовлетворению в одном из следующих случаев: </text:span><text:span text:style-name="T13">обнаружение существенного недостатка товара; нарушение установленных настоящим Законом сроков устранения недостатков товара; невозможность использования товара в течение каждого года гарантийного срока в совокупности более чем тридцать дней вследствие неоднократного устранения его различных недостатков. Перечень технически сложных товаров утверждается Правительством Российской Федерации.</text:span></text:p>
      <text:p text:style-name="P8"><text:span text:style-name="T13"><text:tab/>В соответствии с п. 13 перечня технически сложных товаров, закрепленным в <text:s/>Постановлении Правительства РФ от 10.11.2011 N 924 (ред. от 27.03.2019) «Об утверждении перечня технически сложных товаров», к технически сложным товарам относятся </text:span><text:span text:style-name="T19">часы наручные и карманные механические, электронно-механические и электронные, с двумя и более функциями.</text:span></text:p>
      <text:p text:style-name="P3"><text:span text:style-name="T34"><text:tab/></text:span><text:span text:style-name="T33">Поскольку Товар, сданный Истцом не имеет </text:span><text:span text:style-name="T35">существенного недостатка,</text:span><text:span text:style-name="T33"> более того, Товар</text:span><text:span text:style-name="T35"> вовсе не имеет недостатков</text:span><text:span text:style-name="T33">, Ответчик отказал в удовлетворении требований Истца о возврате уплаченной за товар денежной суммы.</text:span></text:p>
      <text:p text:style-name="P16"><text:tab/>В соответствии с п. 1 статьи 56 Гражданского процессуального кодекса Российской Федерации, каждая сторона должна доказать те обстоятельства, на которые она ссылается как на основания своих требований и возражений, если иное не предусмотрено федеральным законом.</text:p>
      <text:p text:style-name="P9"><text:span text:style-name="T12"><text:tab/></text:span><text:span text:style-name="T14">Ответчик считает, что с его стороны имеет место добросовестное отношение к своим обязательствам, поскольку аппарат </text:span><text:span text:style-name="T17">Истца </text:span><text:span text:style-name="T14">был принят и проверен Сервисным центром, однако по причине отсутствия заявленного недостатка, требования Истца удовлетворены не были, так как отсутству</text:span><text:span text:style-name="T17">ет </text:span><text:span text:style-name="T14">основани</text:span><text:span text:style-name="T17">е</text:span><text:span text:style-name="T14">, указанн</text:span><text:span text:style-name="T17">ое</text:span><text:span text:style-name="T14"> в статье </text:span><text:span text:style-name="T13">18 Закона РФ от 07.02.1992 № 2300-1 (ред. от 24.04.2020) «О защите прав потребителей» </text:span><text:span text:style-name="T17">а именно, наличие недостатка в товаре. </text:span></text:p>
      <text:p text:style-name="P10"><text:span text:style-name="T13"><text:tab/></text:span><text:span text:style-name="T15">На основании вышеизложенного, руководствуясь ст. 18 </text:span><text:span text:style-name="T13">Закона РФ от 07.02.1992 № 2300-1 (ред. от 24.04.2020) «О защите прав потребителей», п. 13 перечня технически сложных товаров, закрепленным в <text:s/>Постановлении Правительства РФ от 10.11.2011 N 924 (ред. от 27.03.2019) «Об утверждении перечня технически сложных товаров», </text:span><text:span text:style-name="T12">п. 1 статьи 56 Гражданского процессуального кодекса Российской Федерации </text:span><text:span text:style-name="T15">и ст. 195 </text:span><text:span text:style-name="T12">Гражданского процессуального кодекса Российской Федерации,</text:span></text:p>
      <text:p text:style-name="P17"/>
      <text:p text:style-name="P20">ПРОШУ:</text:p>
      <text:p text:style-name="P20"/>
      <text:p text:style-name="P12"><text:soft-page-break/><text:span text:style-name="T11">1. Отказать в удовлетворении требований Истца</text:span><text:span text:style-name="T20"> </text:span><text:span text:style-name="T21">Баженовой Татьян</text:span><text:span text:style-name="T11">ы</text:span><text:span text:style-name="T21"> Васильевн</text:span><text:span text:style-name="T11">ы об отказе от договора розничной-купли продажи и возврате уплаченной за товар </text:span><text:span text:style-name="T22">C</text:span><text:span text:style-name="T21">март часы</text:span><text:span text:style-name="T22"> <text:s/>ELARI Imei: 354305093862568 </text:span><text:span text:style-name="T11">денежной суммы в размере 2490.00 рублей в полном объеме.</text:span></text:p>
      <text:p text:style-name="P12"><text:span text:style-name="T11">2. Отказать в удовлетворении требований </text:span><text:span text:style-name="T22"><text:s/></text:span><text:span text:style-name="T11">Истца</text:span><text:span text:style-name="T20"> </text:span><text:span text:style-name="T21">Баженовой Татьян</text:span><text:span text:style-name="T11">ы</text:span><text:span text:style-name="T21"> Васильевн</text:span><text:span text:style-name="T11">ы о взыскании неустойки в полном объеме.</text:span></text:p>
      <text:p text:style-name="P12"><text:span text:style-name="T11">3. <text:s/>Отказать в удовлетворении требований </text:span><text:span text:style-name="T22"><text:s/></text:span><text:span text:style-name="T11">Истца</text:span><text:span text:style-name="T20"> </text:span><text:span text:style-name="T21">Баженовой Татьян</text:span><text:span text:style-name="T11">ы</text:span><text:span text:style-name="T21"> Васильевн</text:span><text:span text:style-name="T11">ы о взыскании морального вреда в полном объеме.</text:span></text:p>
      <text:p text:style-name="P10"><text:span text:style-name="T15">4. <text:s/>Отказать в удовлетворении требований </text:span><text:span text:style-name="T23"><text:s/></text:span><text:span text:style-name="T15">Истца</text:span><text:span text:style-name="T12"> </text:span><text:span text:style-name="T16">Баженовой Татьян</text:span><text:span text:style-name="T15">ы</text:span><text:span text:style-name="T16"> Васильевн</text:span><text:span text:style-name="T15">ы о взыскании с Ответчика штрафа в размере 50% от заявленных Истцом требований, за отказ в удовлетворении требований Истца в добровольном порядке.</text:span></text:p>
      <text:p text:style-name="P18"/>
      <text:p text:style-name="P13"><text:span text:style-name="T25">П</text:span><text:span text:style-name="T24">риложения:</text:span></text:p>
      <text:p text:style-name="P19">1. Один дополнительный экземпляр отзыва (возражения) на исковое заявление.</text:p>
      <text:p text:style-name="P19">2. Доверенность представителя.</text:p>
      <text:p text:style-name="P19">3. Ходатайство о рассмотрении дела без участия представителя ответчика.</text:p>
      <text:p text:style-name="P13"><text:span text:style-name="T24">4. Заверенная копия </text:span><text:span text:style-name="T26">акт</text:span><text:span text:style-name="T24">а </text:span><text:span text:style-name="T26">выполненных работ </text:span><text:span text:style-name="T27">№ 085164 </text:span><text:span text:style-name="T24">сервисного центра </text:span><text:span text:style-name="T27">от 01.06.2020 г .</text:span></text:p>
      <text:p text:style-name="P13"><text:span text:style-name="T27">5. </text:span><text:span text:style-name="T24">Заверенная копия </text:span><text:span text:style-name="T26"><text:s/>акт</text:span><text:span text:style-name="T24">а</text:span><text:span text:style-name="T26"> выполненных работ </text:span><text:span text:style-name="T27">№ </text:span><text:span text:style-name="T28">085678</text:span><text:span text:style-name="T27"> сервисного центра от </text:span><text:span text:style-name="T28">06</text:span><text:span text:style-name="T27">.</text:span><text:span text:style-name="T28">07</text:span><text:span text:style-name="T27">.2020 г.</text:span></text:p>
      <text:p text:style-name="P2"><text:span text:style-name="T30">6. </text:span><text:span text:style-name="T31">Копия акта приема оборудования от</text:span><text:span text:style-name="T30"> </text:span><text:span text:style-name="T31">20</text:span><text:span text:style-name="T32">.05.2020 года, </text:span><text:span text:style-name="T31">с отметкой о выдаче Товара после диагностики.</text:span></text:p>
      <text:p text:style-name="P15"><text:span text:style-name="T29">7. Копия акта приема оборудования от</text:span><text:span text:style-name="T30"> </text:span><text:span text:style-name="T32">13.06.2020 года, </text:span><text:span text:style-name="T29">с отметкой о выдаче Товара после диагностики.</text:span></text:p>
      <text:p text:style-name="P19">8. Копия ответа на претензию Истца с подписью Истца.</text:p>
      <text:p text:style-name="P19">9. Копия описи почтового отправления Ответчиком Истцу ответа на претензию.</text:p>
      <text:p text:style-name="P19"/>
      <text:p text:style-name="P19"/>
      <text:p text:style-name="P19">Представитель </text:p>
      <text:p text:style-name="P19">ООО «Регион 24» <text:s text:c="115"/>В. С. Гусе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3.2$Windows_x86 LibreOffice_project/644e4637d1d8544fd9f56425bd6cec110e49301b</meta:generator>
    <dc:date>2020-08-27T10:23:25.865000000</dc:date>
    <meta:editing-duration>PT19M17S</meta:editing-duration>
    <meta:editing-cycles>3</meta:editing-cycles>
    <meta:document-statistic meta:table-count="1" meta:image-count="0" meta:object-count="0" meta:page-count="3" meta:paragraph-count="47" meta:word-count="1009" meta:character-count="7461" meta:non-whitespace-character-count="6345"/>
  </office:meta>
</office:document-meta>
</file>